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39427" officeooo:paragraph-rsid="00039427"/>
    </style:style>
    <style:style style:name="P2" style:family="paragraph" style:parent-style-name="Standard">
      <style:text-properties officeooo:rsid="00039427" officeooo:paragraph-rsid="00039427"/>
    </style:style>
    <style:style style:name="P3" style:family="paragraph" style:parent-style-name="Text_20_body">
      <style:paragraph-properties fo:text-align="center" style:justify-single-word="false"/>
      <style:text-properties fo:font-size="26pt" style:font-size-asian="26pt" style:font-size-complex="26pt"/>
    </style:style>
    <style:style style:name="T1" style:family="text">
      <style:text-properties officeooo:rsid="0004f6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共筑，民族梦中国梦</text:p>
      <text:p text:style-name="P1">摘要</text:p>
      <text:p text:style-name="P1"><text:tab/><text:span text:style-name="T1">2012年11月29日，出任中共中央总书记不足半个月的习近平带领一众中共中央政治局常委参观中国国家博物馆”复兴之路“的展览现场。在过程中习近平提出”中国梦“，并定义为”实现伟大复兴就是中华民族近代以来最伟大梦想“，更表示这个梦想一定能实现。</text:span></text:p>
      <text:p text:style-name="P1"/>
      <text:p text:style-name="P1">关键词：传承;复兴;</text:p>
      <text:p text:style-name="P1"/>
      <text:p text:style-name="P1">论文题目</text:p>
      <text:p text:style-name="P1"><text:tab/>要求准确、简练、醒目、新颖</text:p>
      <text:p text:style-name="P1">目录</text:p>
      <text:p text:style-name="P1"><text:tab/>目录是论文中主要段落的简表。（短篇论文可省略）</text:p>
      <text:p text:style-name="P1">内容提要</text:p>
      <text:p text:style-name="P1"><text:tab/>是文章主要内容的摘录。要求短、精、完整</text:p>
      <text:p text:style-name="P1">关键词定义</text:p>
      <text:p text:style-name="P1"><text:tab/>关键词是从论文的题目、提要和正文中选取出来的，是对表述论文的中心内容有实质意义的词汇每篇论文一般选取3-8个词</text:p>
      <text:p text:style-name="P1">论文正文</text:p>
      <text:p text:style-name="P1"><text:tab/>1）引言</text:p>
      <text:p text:style-name="P1"><text:tab/>2）论文正文</text:p>
      <text:p text:style-name="P1"><text:tab/>提出问题-论点</text:p>
      <text:p text:style-name="P1"><text:tab/>分析问题-论据和论证</text:p>
      <text:p text:style-name="P1"><text:tab/>解决问题-论证方法与步骤</text:p>
      <text:p text:style-name="P1"><text:tab/>结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22:33:31.853322829</meta:creation-date>
    <dc:date>2017-05-01T16:05:47.545786875</dc:date>
    <meta:editing-duration>PT27M2S</meta:editing-duration>
    <meta:editing-cycles>5</meta:editing-cycles>
    <meta:generator>LibreOffice/4.2.8.2$Linux_X86_64 LibreOffice_project/420m0$Build-2</meta:generator>
    <meta:document-statistic meta:table-count="0" meta:image-count="0" meta:object-count="0" meta:page-count="1" meta:paragraph-count="19" meta:word-count="304" meta:character-count="322" meta:non-whitespace-character-count="311"/>
  </office:meta>
</office:document-meta>
</file>